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roman" svg:panose-1="0 0 0 0 0 0 0 0 0 0"/>
    <style:font-face style:name="Aptos" svg:font-family="Aptos"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P13" style:parent-style-name="Standard" style:family="paragraph">
      <style:text-properties fo:language="en" fo:country="GB"/>
    </style:style>
    <style:style style:name="P14" style:parent-style-name="Standard" style:family="paragraph">
      <style:text-properties fo:language="en" fo:country="GB"/>
    </style:style>
    <style:style style:name="T15" style:parent-style-name="DefaultParagraphFont" style:family="text">
      <style:text-properties fo:language="en" fo:country="GB"/>
    </style:style>
    <style:style style:name="T16" style:parent-style-name="Hyperlink" style:family="text">
      <style:text-properties fo:language="en" fo:country="GB"/>
    </style:style>
    <style:style style:name="T17" style:parent-style-name="DefaultParagraphFont" style:family="text">
      <style:text-properties fo:language="en" fo:country="GB"/>
    </style:style>
    <style:style style:name="T18" style:parent-style-name="Hyperlink" style:family="text">
      <style:text-properties fo:language="en" fo:country="GB"/>
    </style:style>
    <style:style style:name="T19" style:parent-style-name="DefaultParagraphFont" style:family="text">
      <style:text-properties fo:language="en" fo:country="GB"/>
    </style:style>
    <style:style style:name="T20" style:parent-style-name="Hyperlink" style:family="text">
      <style:text-properties fo:language="en" fo:country="GB"/>
    </style:style>
    <style:style style:name="T21" style:parent-style-name="DefaultParagraphFont" style:family="text">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language="en" fo:country="GB"/>
    </style:style>
    <style:style style:name="P26" style:parent-style-name="Standard" style:family="paragraph">
      <style:text-properties fo:language="en" fo:country="GB"/>
    </style:style>
    <style:style style:name="P27" style:parent-style-name="Standard" style:family="paragraph"/>
    <style:style style:name="T28" style:parent-style-name="DefaultParagraphFont" style:family="text">
      <style:text-properties fo:language="en" fo:country="GB"/>
    </style:style>
  </office:automatic-styles>
  <office:body>
    <office:text text:use-soft-page-breaks="true">
      <text:p text:style-name="P1">Feature engineering, CatBoost and PyTorch CNN: a successful entry for the Kaggle “LEAP - Atmospheric Physics using AI (ClimSim)” competition</text:p>
      <text:p text:style-name="Standard">Abstract</text:p>
      <text:p text:style-name="Standard">Kaggle hosts machine learning competitions in a wide range of domain areas. This report covers my entry for the<text:s/><text:a xlink:href="https://www.kaggle.com/competitions/leap-atmospheric-physics-ai-climsim" office:target-frame-name="_top" xlink:show="replace">LEAP Atmospheric Physics</text:a><text:s/>competition, where I placed xx out of xxx entries on the<text:s/><text:a xlink:href="https://www.kaggle.com/competitions/leap-atmospheric-physics-ai-climsim/leaderboard" office:target-frame-name="_top" xlink:show="replace">leaderboard</text:a>. My solution employed the following key techniques:</text:p>
      <text:list text:style-name="LFO1" text:continue-numbering="true">
        <text:list-item>
          <text:p text:style-name="P2">obtaining efficient random access to huge CSV source datafiles using novel low-level file handling;</text:p>
        </text:list-item>
        <text:list-item>
          <text:p text:style-name="P3">vectorisation of features across atmospheric levels to allow systematic processing and modelling;</text:p>
        </text:list-item>
        <text:list-item>
          <text:p text:style-name="P4">feature engineering using physics-inspired transformations of the raw provided data;</text:p>
        </text:list-item>
        <text:list-item>
          <text:p text:style-name="P5">CatBoost decision tree fitting and generation of predicted outputs;</text:p>
        </text:list-item>
        <text:list-item>
          <text:p text:style-name="P6">implementation of a 1-D convolution based (Conv1D) neural network as a second model;</text:p>
        </text:list-item>
        <text:list-item>
          <text:p text:style-name="P7">incorporation of CatBoost outputs as additional input features to the neural network, effectively using the two techniques in series;</text:p>
        </text:list-item>
        <text:list-item>
          <text:p text:style-name="P8">alternatively, using weighted combination of CatBoost and Conv1D predictions, effectively using the two techniques in parallel;</text:p>
        </text:list-item>
        <text:list-item>
          <text:p text:style-name="P9">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text:p>
      <text:p text:style-name="Standard">Raw data handling</text:p>
      <text:p text:style-name="Standard">The data provided for the competition comprised:</text:p>
      <text:list text:style-name="LFO2" text:continue-numbering="true">
        <text:list-item>
          <text:p text:style-name="P10">a single 170 GB CSV file of training data (inputs and ground-truth outputs), train.csv;</text:p>
        </text:list-item>
        <text:list-item>
          <text:p text:style-name="P11">a 6.5 GB CSV file of test data (inputs only), the predicted outputs of which formed the required submission for scoring, test.csv;</text:p>
        </text:list-item>
        <text:list-item>
          <text:p text:style-name="P12">a 446<text:s/>MB CSV file of<text:s/>corresponding column submission weights (zeroes or ones), of which only the first row was required,<text:s/>sample_submission.csv;</text:p>
        </text:list-item>
        <text:list-item>
          <text:p text:style-name="P13">prior to 19 Jun 2024, a 3.4 GB version of the sample submission weights, with those<text:s/>weights tending to scale the outputs to approximately [-1, 1] range, here sample_submission_old.csv;</text:p>
        </text:list-item>
        <text:list-item>
          <text:p text:style-name="P14">the output 4.2 GB CSV file to submit to Kaggle for scoring, here submission.csv.</text:p>
        </text:list-item>
      </text:list>
      <text:p text:style-name="Standard"><text:span text:style-name="T15">The train.csv file in particular was far too large to load into RAM for processing, and by experiment even using the<text:s/></text:span><text:a xlink:href="https://pola.rs/" office:target-frame-name="_top" xlink:show="replace"><text:span text:style-name="T16">Polars</text:span></text:a><text:span text:style-name="T17"><text:s/>library<text:s/></text:span><text:a xlink:href="https://docs.pola.rs/api/python/stable/reference/lazyframe/index.html" office:target-frame-name="_top" xlink:show="replace"><text:span text:style-name="T18">LazyFrame</text:span></text:a><text:span text:style-name="T19"><text:s/>class and<text:s/></text:span><text:a xlink:href="https://docs.pola.rs/api/python/stable/reference/api/polars.scan_csv.html" office:target-frame-name="_top" xlink:show="replace"><text:span text:style-name="T20">scan_csv()</text:span></text:a><text:span text:style-name="T21"><text:s/>method intended for huge files, access was very slow.</text:span></text:p>
      <text:p text:style-name="P22">Instead I devised a new approach for working with large CSV input files, implemented in the HoloFrame class. This used<text:s/>low-level file operations to give fast random access to anywhere in the CSV input file, as read directly from disk. The key aspects were as follows:</text:p>
      <text:list text:style-name="LFO3" text:continue-numbering="true">
        <text:list-item>
          <text:p text:style-name="P23">initially reading through the entire file in binary mode to obtain the byte offsets of the end of every line of text (bearing in mind that in CSV, lines do not generally have equal lengths);</text:p>
        </text:list-item>
        <text:list-item>
          <text:p text:style-name="P24">caching those line offsets on disk in pickle format for future reuse, while retaining them in memory for immediate use;</text:p>
        </text:list-item>
        <text:list-item>
          <text:p text:style-name="P25">using Python seek() and read() calls in binary mode to read chunks of the file at arbitrary locations on demand, and in particular groups of rows by index using the predetermined line offsets;</text:p>
        </text:list-item>
        <text:list-item>
          <text:p text:style-name="P26">constructing a ‘fake’ or ‘projected’ CSV for an arbitrary slice of file rows, by combining the headings (first file row) with the binary data for a slice of rows into one virtual binary CSV file in memory;</text:p>
        </text:list-item>
        <text:list-item>
          <text:p text:style-name="P27"><text:span text:style-name="T28">reading that small CSV file in memory into a Polars dataframe for further processing.</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roman" svg:panose-1="0 0 0 0 0 0 0 0 0 0"/>
    <style:font-face style:name="Aptos" svg:font-family="Apto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harlie Wartnaby</dc:creator>
    <meta:creation-date>2024-07-07T08:11:00Z</meta:creation-date>
    <dc:date>2024-07-08T07:00:00Z</dc:date>
    <meta:template xlink:href="Normal.dotm" xlink:type="simple"/>
    <meta:editing-cycles>4</meta:editing-cycles>
    <meta:editing-duration>PT3720S</meta:editing-duration>
    <meta:document-statistic meta:page-count="1" meta:paragraph-count="7" meta:word-count="587" meta:character-count="3926" meta:row-count="27" meta:non-whitespace-character-count="3346"/>
  </office:meta>
</office:document-meta>
</file>